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">
      <style:table-properties style:width="26.942cm" style:page-number="auto" table:align="margins" style:shadow="none" style:may-break-between-rows="true" table:border-model="collapsing"/>
    </style:style>
    <style:style style:name="Таблица1.A" style:family="table-column">
      <style:table-column-properties style:column-width="2.487cm" style:rel-column-width="1410*"/>
    </style:style>
    <style:style style:name="Таблица1.B" style:family="table-column">
      <style:table-column-properties style:column-width="3.81cm" style:rel-column-width="2160*"/>
    </style:style>
    <style:style style:name="Таблица1.C" style:family="table-column">
      <style:table-column-properties style:column-width="10.504cm" style:rel-column-width="5955*"/>
    </style:style>
    <style:style style:name="Таблица1.D" style:family="table-column">
      <style:table-column-properties style:column-width="3.387cm" style:rel-column-width="1920*"/>
    </style:style>
    <style:style style:name="Таблица1.E" style:family="table-column">
      <style:table-column-properties style:column-width="6.754cm" style:rel-column-width="3829*"/>
    </style:style>
    <style:style style:name="Таблица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Таблица1.6" style:family="table-row">
      <style:table-row-properties style:min-row-height="7.414cm" fo:keep-together="auto"/>
    </style:style>
    <style:style style:name="Таблица1.8" style:family="table-row">
      <style:table-row-properties style:min-row-height="11.091cm"/>
    </style:style>
    <style:style style:name="Таблица1.9" style:family="table-row">
      <style:table-row-properties fo:keep-together="auto"/>
    </style:style>
    <style:style style:name="Таблица1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Таблица1.B9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d15d9" officeooo:paragraph-rsid="000d15d9"/>
    </style:style>
    <style:style style:name="P2" style:family="paragraph" style:parent-style-name="Standard">
      <style:paragraph-properties fo:text-align="center" style:justify-single-word="false"/>
      <style:text-properties officeooo:rsid="000d15d9" officeooo:paragraph-rsid="000d15d9"/>
    </style:style>
    <style:style style:name="P3" style:family="paragraph" style:parent-style-name="Standard">
      <style:paragraph-properties fo:text-align="start" style:justify-single-word="false"/>
      <style:text-properties officeooo:rsid="000d8f50" officeooo:paragraph-rsid="000d8f50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03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77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5d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45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e2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32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6b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ce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c22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15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8f50" officeooo:paragraph-rsid="000d8f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348" officeooo:paragraph-rsid="000e03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77f" officeooo:paragraph-rsid="000ff7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e53b" officeooo:paragraph-rsid="0014e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5d60" officeooo:paragraph-rsid="00165d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12a" officeooo:paragraph-rsid="001a91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12a" officeooo:paragraph-rsid="0021e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3652" officeooo:paragraph-rsid="001c36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f31" officeooo:paragraph-rsid="001f0f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7bde" officeooo:paragraph-rsid="001f7b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32c6" officeooo:paragraph-rsid="002132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ec39" officeooo:paragraph-rsid="0021e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dd47" officeooo:paragraph-rsid="0022d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ce33" officeooo:paragraph-rsid="0024ce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dcd" officeooo:paragraph-rsid="0026b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8641" officeooo:paragraph-rsid="00288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9bb" officeooo:paragraph-rsid="002919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2260" officeooo:paragraph-rsid="002c22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503" officeooo:paragraph-rsid="002d15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9a2e" officeooo:paragraph-rsid="002f9a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45c7" officeooo:paragraph-rsid="001845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e2a1" officeooo:paragraph-rsid="0019e2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d8f50"/>
    </style:style>
    <style:style style:name="T2" style:family="text">
      <style:text-properties officeooo:rsid="000e0348"/>
    </style:style>
    <style:style style:name="T3" style:family="text">
      <style:text-properties officeooo:rsid="000ff77f"/>
    </style:style>
    <style:style style:name="T4" style:family="text">
      <style:text-properties officeooo:rsid="0011778c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3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7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03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5d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45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e2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8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1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f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32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e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ce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8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01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22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5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officeooo:rsid="00165d60"/>
    </style:style>
    <style:style style:name="T24" style:family="text">
      <style:text-properties officeooo:rsid="001845c7"/>
    </style:style>
    <style:style style:name="T25" style:family="text">
      <style:text-properties officeooo:rsid="001a889b"/>
    </style:style>
    <style:style style:name="T26" style:family="text">
      <style:text-properties officeooo:rsid="001c3652"/>
    </style:style>
    <style:style style:name="T27" style:family="text">
      <style:text-properties officeooo:rsid="001e0242"/>
    </style:style>
    <style:style style:name="T28" style:family="text">
      <style:text-properties officeooo:rsid="001f7bde"/>
    </style:style>
    <style:style style:name="T29" style:family="text">
      <style:text-properties officeooo:rsid="002132c6"/>
    </style:style>
    <style:style style:name="T30" style:family="text">
      <style:text-properties officeooo:rsid="0022dd47"/>
    </style:style>
    <style:style style:name="T31" style:family="text">
      <style:text-properties officeooo:rsid="0024ce33"/>
    </style:style>
    <style:style style:name="T32" style:family="text">
      <style:text-properties officeooo:rsid="00288641"/>
    </style:style>
    <style:style style:name="T33" style:family="text">
      <style:text-properties officeooo:rsid="002c2260"/>
    </style:style>
    <style:style style:name="T34" style:family="text">
      <style:text-properties officeooo:rsid="002d15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 CASES <text:span text:style-name="T1">for EKF application</text:span> <text:span text:style-name="T1">(Android OS)</text:span></text:p>
      <text:p text:style-name="P3">Used device — Xiaomi Mi 9 Lite MIUI 12.0.7 <text:span text:style-name="T26">(Android 10)</text:span></text:p>
      <text:p text:style-name="P2"/>
      <table:table table:name="Таблица1" table:style-name="Таблица1" table:template-name="Академичный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94263705017088">
          <table:table-cell table:style-name="Таблица1.A1" office:value-type="string">
            <text:p text:style-name="P15">Test case ID</text:p>
          </table:table-cell>
          <table:table-cell table:style-name="Таблица1.A1" office:value-type="string">
            <text:p text:style-name="P15"><text:s/>Scenario</text:p>
          </table:table-cell>
          <table:table-cell table:style-name="Таблица1.A1" office:value-type="string">
            <text:p text:style-name="P15">Test scen<text:span text:style-name="T4">ar</text:span>io steps</text:p>
          </table:table-cell>
          <table:table-cell table:style-name="Таблица1.A1" office:value-type="string">
            <text:p text:style-name="P15">Test data</text:p>
          </table:table-cell>
          <table:table-cell table:style-name="Таблица1.A1" office:value-type="string">
            <text:p text:style-name="P15">Expected results</text:p>
          </table:table-cell>
        </table:table-row>
        <table:table-row table:style-name="TableLine94263705017088">
          <table:table-cell table:style-name="Таблица1.A2" office:value-type="string">
            <text:p text:style-name="P15">Test case 01</text:p>
          </table:table-cell>
          <table:table-cell table:style-name="Таблица1.B2" office:value-type="float" office:value="0">
            <text:p text:style-name="P15">Установка приложения на телефон</text:p>
          </table:table-cell>
          <table:table-cell table:style-name="Таблица1.B2" office:value-type="float" office:value="0">
            <text:p text:style-name="P15">1) Если предыдущая версия приложения была установлена <text:span text:style-name="T2">на устройство, удалить прошлую версию приложения;</text:span><text:line-break/>2) В настройках телефона проверить, что для установки приложения достаточно мест<text:span text:style-name="T2">а</text:span>;</text:p>
            <text:p text:style-name="P15">3) <text:span text:style-name="T2">Открыть</text:span> Play Market;</text:p>
            <text:p text:style-name="P15">4) Найти приложение EKF <text:span text:style-name="T2">путем написания в поисковой строке EKF</text:span>;</text:p>
            <text:p text:style-name="P15">5) Установить приложение нажатием на клавишу «Установить»;</text:p>
            <text:p text:style-name="P15">6) Проверить, что значок приложения появился на рабочем столе телефона;</text:p>
          </table:table-cell>
          <table:table-cell table:style-name="Таблица1.B2" office:value-type="float" office:value="0">
            <text:p text:style-name="P15">нет</text:p>
          </table:table-cell>
          <table:table-cell table:style-name="Таблица1.B2" office:value-type="float" office:value="0">
            <text:p text:style-name="P15">Приложение установилось, на рабочем столе появилась иконка приложения</text:p>
          </table:table-cell>
        </table:table-row>
        <table:table-row table:style-name="TableLine94263705017088">
          <table:table-cell table:style-name="Таблица1.A2" office:value-type="string">
            <text:p text:style-name="P16">Test case 02</text:p>
          </table:table-cell>
          <table:table-cell table:style-name="Таблица1.B2" office:value-type="float" office:value="0">
            <text:p text:style-name="P16">Просмотр новинок продукции, проверка ссылок на сайт для каждой из новинок</text:p>
          </table:table-cell>
          <table:table-cell table:style-name="Таблица1.B2" office:value-type="float" office:value="0">
            <text:p text:style-name="P5"><text:span text:style-name="T6">1) Открыть приложение EKF (установить </text:span><text:span text:style-name="T7">его, если нет на устройстве</text:span><text:span text:style-name="T6">);</text:span></text:p>
            <text:p text:style-name="P16">2) Если выпало окно «Что нового» - нажать ОК;</text:p>
            <text:p text:style-name="P5"><text:span text:style-name="T6">3) В верхней части </text:span><text:span text:style-name="T9">окна</text:span><text:span text:style-name="T6"> приложения (выше надписей Каталог, Категории, ETIM) нажать на изображение с подписью;</text:span></text:p>
            <text:p text:style-name="P16">4) Проверить наличие ссылок на каталог, IMS3, интернет-магазин;</text:p>
            <text:p text:style-name="P16"><text:span text:style-name="T4">5</text:span>) Проверить корректность переходов по вышеуказанным ссылкам<text:span text:style-name="T3">(каждая ссылка должна вести на продукт, указанный в заголовке: </text:span><text:span text:style-name="T4">ссылка на каталог должна вести в каталог, ссылка в IMS3 должна вести в IMS3 и т. д.</text:span><text:span text:style-name="T3">);</text:span></text:p>
            <text:p text:style-name="P16"><text:span text:style-name="T4">6</text:span>) В верхнем правом углу нажать на кнопку «поделиться» (три кружка, соеди<text:span text:style-name="T3">ненные линиями), затем нажать «отмена»;</text:span></text:p>
            <text:p text:style-name="P17"><text:span text:style-name="T4">7</text:span>) В верхнем левом углу нажать на стрелку, <text:span text:style-name="T4">указывающую влево</text:span>;</text:p>
            <text:p text:style-name="P17"><text:span text:style-name="T4">8</text:span>) <text:span text:style-name="T4">П</text:span>роверить, что панель с просмотренной новинкой не имеет красного «свечения»;</text:p>
            <text:p text:style-name="P17"><text:span text:style-name="T4">9</text:span>) Повторить шаги с 3 по 8 для каждой панели с красн<text:span text:style-name="T4">ым «свечением»</text:span>;</text:p>
          </table:table-cell>
          <table:table-cell table:style-name="Таблица1.B2" office:value-type="float" office:value="0">
            <text:p text:style-name="P20">Нет </text:p>
          </table:table-cell>
          <table:table-cell table:style-name="Таблица1.B2" office:value-type="float" office:value="0">
            <text:p text:style-name="P6"><text:span text:style-name="T7">Нажатие кнопки «поделиться» не приводит к завершению приложения</text:span><text:span text:style-name="T8">;</text:span><text:span text:style-name="T7"> все панели с новинками </text:span><text:span text:style-name="T13">открываются без ошибок</text:span><text:span text:style-name="T7">, каждая из ссылок «</text:span><text:span text:style-name="T13">внутри» панели </text:span><text:span text:style-name="T7">рабочая и ведёт на страницу продукта с верным описанием; панель с просмотренной новинкой не имеет красного «свечения»</text:span></text:p>
          </table:table-cell>
        </table:table-row>
        <table:table-row table:style-name="TableLine94263705017088">
          <table:table-cell table:style-name="Таблица1.A2" office:value-type="string">
            <text:p text:style-name="P18">Te<text:span text:style-name="T23">st case 03</text:span></text:p>
          </table:table-cell>
          <table:table-cell table:style-name="Таблица1.B2" office:value-type="float" office:value="0">
            <text:p text:style-name="P19">Проверка разделов каталога, проверка работы <text:span text:style-name="T26">фильтра и кнопок «информация»</text:span></text:p>
          </table:table-cell>
          <table:table-cell table:style-name="Таблица1.B2" office:value-type="float" office:value="0">
            <text:p text:style-name="P19">1) Выполнить пункты с 1 по 2 test case 02;</text:p>
            <text:p text:style-name="P19">2) В окне <text:span text:style-name="T25">приложения нажать <text:s/>на верхнюю плитку</text:span>;</text:p>
            <text:p text:style-name="P19">3) В верхнем правом углу нажать на кнопку «информация» ( буква «i», вписанная в окружность);</text:p>
            <text:p text:style-name="P19">4) <text:span text:style-name="T24">В</text:span> верхнем левом углу нажать кнопку «назад» (стрелка <text:soft-page-break/>влево);</text:p>
            <text:p text:style-name="P7"><text:span text:style-name="T9">5) В списке </text:span><text:span text:style-name="T10">нажать на верхн</text:span><text:span text:style-name="T12">ий раздел</text:span><text:span text:style-name="T10">;</text:span></text:p>
            <text:p text:style-name="P35"><text:span text:style-name="T5">6) В верхнем правом углу нажать на кнопку «сортировка» 7) Проверить, что вся продукция отсортирована от наименьшей рекомендованной розничной цены к наибольшей;</text:span></text:p>
            <text:p text:style-name="P35"><text:span text:style-name="T5">8) Нажать кнопку «сортировка» ещё раз;</text:span></text:p>
            <text:p text:style-name="P8"><text:span text:style-name="T10">9) Проверить, что вся продукция отсортирована от наибольшей рекомендованной розничной цены к наименьшей;</text:span></text:p>
            <text:p text:style-name="P35"><text:span text:style-name="T5">10) </text:span><text:span text:style-name="T11">В</text:span><text:span text:style-name="T5"> правом нижнем углу нажать круглую бордовую кнопку «фильтр»;</text:span></text:p>
            <text:p text:style-name="P36"><text:span text:style-name="T5">11) Если кнопка «сбросить» активна, нажать на неё;</text:span></text:p>
            <text:p text:style-name="P9"><text:span text:style-name="T11">11) Выбрать </text:span><text:span text:style-name="T14">первый</text:span><text:span text:style-name="T11"> фильтр, </text:span><text:span text:style-name="T14">имеющий больше одной опции выбора</text:span><text:span text:style-name="T11"> (нажав на соответствующую кнопку темно-серого цвета);</text:span></text:p>
            <text:p text:style-name="P36"><text:span text:style-name="T5">12) </text:span><text:span text:style-name="T19">П</text:span><text:span text:style-name="T5">роверить, что нажатая кнопка изменила цвет на бордовый;</text:span></text:p>
            <text:p text:style-name="P9"><text:span text:style-name="T11">13) нажать на кнопку «показать N товаров»;</text:span></text:p>
            <text:p text:style-name="P36"><text:span text:style-name="T5">14) Проверить, что товары в списке соответствуют заданному запросу;</text:span></text:p>
            <text:p text:style-name="P9"><text:span text:style-name="T11">15) Повторить шаги с 10 по 14 для </text:span><text:span text:style-name="T14">5 следующих</text:span><text:span text:style-name="T11"> </text:span><text:span text:style-name="T14">различных фильтров, имеющих больше одного выбора;</text:span></text:p>
            <text:p text:style-name="P36"><text:span text:style-name="T5">16) В левом верхнем углу нажать на крестик для выхода из фильтра;</text:span></text:p>
            <text:p text:style-name="P36"><text:span text:style-name="T5">17) В левом верхнем углу нажать на стрелку влево;</text:span></text:p>
            <text:p text:style-name="P9"><text:span text:style-name="T11">18) Повторить </text:span><text:span text:style-name="T12">шаги с 5 по 17 для </text:span><text:span text:style-name="T14">каждого из разделов оборудования;</text:span></text:p>
            <text:p text:style-name="P20"><text:span text:style-name="T12">1</text:span><text:span text:style-name="T5">9) повторить вышеуказанные шаги для каждого раздела верхнего уровня;</text:span></text:p>
            <text:p text:style-name="P9"><text:span text:style-name="T12"/></text:p>
          </table:table-cell>
          <table:table-cell table:style-name="Таблица1.B2" office:value-type="float" office:value="0">
            <text:p text:style-name="P20">нет</text:p>
          </table:table-cell>
          <table:table-cell table:style-name="Таблица1.B2" office:value-type="float" office:value="0">
            <text:p text:style-name="P20">Кнопка «информация» работает в протестированных разделах верхнего уровня; продукция в разделах <text:span text:style-name="T27">нижнего уровня </text:span>сортируется по возрастанию и <text:soft-page-break/>убыванию; выбранные фильтры работают корректно, т. е. отсортированные списки не имеют продукции, которая не соответствует примененн<text:span text:style-name="T26">ому</text:span> фильтр<text:span text:style-name="T26">у;</text:span></text:p>
            <text:p text:style-name="P20"/>
            <text:p text:style-name="P20"/>
          </table:table-cell>
        </table:table-row>
        <table:table-row table:style-name="TableLine94263705017088">
          <table:table-cell table:style-name="Таблица1.A2" office:value-type="string">
            <text:p text:style-name="P22">Test case 04 </text:p>
          </table:table-cell>
          <table:table-cell table:style-name="Таблица1.B2" office:value-type="float" office:value="0">
            <text:p text:style-name="P22">Проверка работы корзины</text:p>
          </table:table-cell>
          <table:table-cell table:style-name="Таблица1.B2" office:value-type="float" office:value="0">
            <text:p text:style-name="P23">1) Перед проверкой удостовериться, что корзина пуста;</text:p>
            <text:p text:style-name="P23">2) Перейти во вкладку «Каталог», нажав в нижней панели на соответствующую клавишу;</text:p>
            <text:p text:style-name="P23">3) <text:span text:style-name="T28">Выбрать первый раздел списка оборудования;</text:span></text:p>
            <text:p text:style-name="P24">4) В новом списке выбрать первый раздел;</text:p>
            <text:p text:style-name="P24">5) У первого объекта списка нажать на кнопку «в корзину»</text:p>
            <text:p text:style-name="P24">6) С помощью выпадающей клавиатуры написать значение 5 и нажать на галку в нижнем правом углу;</text:p>
            <text:p text:style-name="P24">7) Проверить, что после добавления бордовая кнопка поменяла цвет на зеленый, а надпись заменена числом, <text:soft-page-break/>соответствующем числу, введён<text:span text:style-name="T30">н</text:span>ому на предыдущем шаге;</text:p>
            <text:p text:style-name="P25">8) Нажать кнопку назад;</text:p>
            <text:p text:style-name="P25">9) Повторить шаги с 5 по 8 для десяти последующих объектов списка;</text:p>
            <text:p text:style-name="P24">8)| Перейти во вкладку «корзина»;</text:p>
            <text:p text:style-name="P24">9) Проверить, что в корзине содержится элемен<text:span text:style-name="T29">ты</text:span>, добавленн<text:span text:style-name="T29">ые в <text:s/>шаге 6;</text:span></text:p>
            <text:p text:style-name="P24">10) нажать кнопку «оформить»;</text:p>
            <text:p text:style-name="P24">11) В новом окне выбрать формат PDF, затем открыть файл с помощью диспетчера файлов;</text:p>
            <text:p text:style-name="P24">12) Про<text:span text:style-name="T29">верить спецификацию — в файле должна отображаться те позиции и в том количестве, что было указано в шаге 6;</text:span></text:p>
            <text:p text:style-name="P25">13) Повторить шаги с 10 по 12 для оставшихся форматов файла</text:p>
            <text:p text:style-name="P25">14) В приложении EKF вернуться обратно в корзину</text:p>
            <text:p text:style-name="P25">15) Нажать кнопку «очистить»</text:p>
          </table:table-cell>
          <table:table-cell table:style-name="Таблица1.B2" office:value-type="float" office:value="0">
            <text:p text:style-name="P26">нет</text:p>
          </table:table-cell>
          <table:table-cell table:style-name="Таблица1.B2" office:value-type="float" office:value="0">
            <text:p text:style-name="P10"><text:span text:style-name="T15">Предметы добавляются в корзину в </text:span><text:span text:style-name="T16">выбранном</text:span><text:span text:style-name="T15"> количестве; </text:span><text:span text:style-name="T16">к</text:span><text:span text:style-name="T15">орзина содержит все добавленные ранее элементы; файлы формируются корректно, т. е. </text:span><text:span text:style-name="T16">В </text:span><text:span text:style-name="T15">соответствии со списком продуктов в корзине; </text:span><text:span text:style-name="T16">нажатие кнопки «очистить» не приводит к ошибке приложения;</text:span></text:p>
          </table:table-cell>
        </table:table-row>
        <table:table-row table:style-name="Таблица1.6">
          <table:table-cell table:style-name="Таблица1.A2" office:value-type="string">
            <text:p text:style-name="P26">Test case 05 </text:p>
          </table:table-cell>
          <table:table-cell table:style-name="Таблица1.B2" office:value-type="float" office:value="0">
            <text:p text:style-name="P26">Проверка разделов «категории» и «ETIM»</text:p>
          </table:table-cell>
          <table:table-cell table:style-name="Таблица1.B2" office:value-type="float" office:value="0">
            <text:p text:style-name="P26">1) На странице «Каталог» в ленте приложения выбрать раздел «категории»;</text:p>
            <text:p text:style-name="P26">2) Повторить шаги test case 03;</text:p>
            <text:p text:style-name="P26">3) Нажать на кнопку раздела «каталог»;</text:p>
            <text:p text:style-name="P26">4) На странице «Каталог» в ленте приложения выбрать раздел «ETIM»;</text:p>
            <text:p text:style-name="P26">5) Повторить шаги test case 03;</text:p>
          </table:table-cell>
          <table:table-cell table:style-name="Таблица1.B2" office:value-type="float" office:value="0">
            <text:p text:style-name="P26">нет</text:p>
          </table:table-cell>
          <table:table-cell table:style-name="Таблица1.B2" office:value-type="float" office:value="0">
            <text:p text:style-name="P21">Кнопка «информация» работает в протестированных разделах верхнего уровня; продукция в разделах <text:span text:style-name="T27">нижнего уровня </text:span>сортируется по возрастанию и убыванию; выбранные фильтры работают корректно, т. е. отсортированные списки не имеют продукции, которая не соответствует примененн<text:span text:style-name="T26">ому</text:span> фильтр<text:span text:style-name="T26">у;</text:span></text:p>
          </table:table-cell>
        </table:table-row>
        <table:table-row table:style-name="TableLine94263705017088">
          <table:table-cell table:style-name="Таблица1.A2" office:value-type="string">
            <text:p text:style-name="P27">Test case 06</text:p>
          </table:table-cell>
          <table:table-cell table:style-name="Таблица1.B2" office:value-type="float" office:value="0">
            <text:p text:style-name="P27">Проверка работы вкладки «поиск»</text:p>
          </table:table-cell>
          <table:table-cell table:style-name="Таблица1.B2" office:value-type="float" office:value="0">
            <text:p text:style-name="P27">1) В открытом приложении EKF в нижнем <text:span text:style-name="T31">ленте</text:span> нажать на кнопку поиск;</text:p>
            <text:p text:style-name="P27">2) Проверить, что активен режим «каталог»;</text:p>
            <text:p text:style-name="P27">3) В поисковой строке («найти товары») вписать «дифференциальный автомат»</text:p>
            <text:p text:style-name="P27">4) Нажать на кнопку поиск (лупа справа от поисковой строки)</text:p>
            <text:p text:style-name="P27">5) Проверить, что каждый элемент результата поиска соответствует введенной текстовой строке;</text:p>
            <text:p text:style-name="P27"><text:soft-page-break/>6) <text:span text:style-name="T32">О</text:span>чистить текстовую строку нажатием на крестик слева от кнопки поиск;</text:p>
            <text:p text:style-name="P27">7) Нажать на клавишу <text:s/>«ETIM»;</text:p>
            <text:p text:style-name="P27">8) <text:span text:style-name="T32">В</text:span>вести в текстовой строке число 000905;</text:p>
            <text:p text:style-name="P27">9) <text:span text:style-name="T32">П</text:span>роверить, что результатом поиска являются только дифференциальные автоматы;</text:p>
            <text:p text:style-name="P27"/>
          </table:table-cell>
          <table:table-cell table:style-name="Таблица1.B2">
            <text:p text:style-name="P4"/>
          </table:table-cell>
          <table:table-cell table:style-name="Таблица1.B2">
            <text:p text:style-name="P4"/>
          </table:table-cell>
        </table:table-row>
        <table:table-row table:style-name="Таблица1.8">
          <table:table-cell table:style-name="Таблица1.A2" office:value-type="string">
            <text:p text:style-name="P28">Test case 07 </text:p>
          </table:table-cell>
          <table:table-cell table:style-name="Таблица1.B2" office:value-type="float" office:value="0">
            <text:p text:style-name="P28">Проверка работы вкладки «Карта»</text:p>
          </table:table-cell>
          <table:table-cell table:style-name="Таблица1.B2" office:value-type="float" office:value="0">
            <text:p text:style-name="P28">1) В открытом приложении EKF в нижней ленте нажать на кнопку Карта;</text:p>
            <text:p text:style-name="P11"><text:span text:style-name="T17">2) В поиске ввести слово «</text:span><text:span text:style-name="T20">electrobaza</text:span><text:span text:style-name="T17">»;</text:span></text:p>
            <text:p text:style-name="P12"><text:span text:style-name="T17">3) </text:span><text:span text:style-name="T18">Выбрать </text:span><text:span text:style-name="T19">первый магазин в списке;</text:span></text:p>
            <text:p text:style-name="P29">4) Проверить адрес, указанной в карточке, с адресом на карте (страна, улица, дом, корпус);</text:p>
            <text:p text:style-name="P30">5) Нажать на карточку магазина;</text:p>
            <text:p text:style-name="P30">6) Проверить наличие названия магазина, а также хотя бы одного из средств связи — электронная почта, телефон, сайт магазина;</text:p>
            <text:p text:style-name="P30">7) В верхнем левом углу нажать стрелку назад;</text:p>
            <text:p text:style-name="P29">5) С помощью клавиши минус в правой части экрана увеличить масштаб таким образом, чтобы на карте было видно хотя бы 5 точек продажи (маркеры красного цвета с фирменным символом EKF);</text:p>
            <text:p text:style-name="P29">6) Аналогично пункту 4 проверить их адреса;</text:p>
            <text:p text:style-name="P30">7) Повторить шаги 2-6 (включительно) для следующих поисковых строк:</text:p>
            <text:p text:style-name="P30">- пр. испытателей;</text:p>
            <text:p text:style-name="P30">- работниц;</text:p>
            <text:p text:style-name="P30">- шевченко 10;</text:p>
            <text:p text:style-name="P30">- комсомольский пр 54;</text:p>
            <text:p text:style-name="P30">- жибек жолу;</text:p>
          </table:table-cell>
          <table:table-cell table:style-name="Таблица1.B2">
            <text:p text:style-name="P29"/>
          </table:table-cell>
          <table:table-cell table:style-name="Таблица1.B2" office:value-type="float" office:value="0">
            <text:p text:style-name="P30">Изображении точки продажи не имеет графических артефактов (т. е. Состоит только из красного пина и значка EKF), адреса магазинов совпадают с адресами, указанными в карточке <text:s/>магазина; карточка магазина содержит хотя бы один способ связи с ним;</text:p>
          </table:table-cell>
        </table:table-row>
        <table:table-row table:style-name="Таблица1.9">
          <table:table-cell table:style-name="Таблица1.A9" office:value-type="string">
            <text:p text:style-name="P31">Test case 08 </text:p>
          </table:table-cell>
          <table:table-cell table:style-name="Таблица1.B9" office:value-type="float" office:value="0">
            <text:p text:style-name="P31">Проверка раздела «ещё»</text:p>
          </table:table-cell>
          <table:table-cell table:style-name="Таблица1.B9" office:value-type="float" office:value="0">
            <text:p text:style-name="P13"><text:span text:style-name="T17">1) В открытом приложении EKF в нижней ленте нажать на кнопку «</text:span><text:span text:style-name="T21">ещё»</text:span><text:span text:style-name="T17">;</text:span></text:p>
            <text:p text:style-name="P32">2) <text:s/>Нажать на кнопку «личный кабинет»;</text:p>
            <text:p text:style-name="P32">3) Ввести тестовые данные;</text:p>
            <text:p text:style-name="P32">4) Проверить, отображаются ли данные кабинета;</text:p>
            <text:p text:style-name="P32">5) Вернутся на основную страницу раздела «ещё»;</text:p>
            <text:p text:style-name="P32">6) Зайти в раздел «тема оформления»;</text:p>
            <text:p text:style-name="P32">7) <text:span text:style-name="T34">Выбрать темную тему оформления;</text:span></text:p>
            <text:p text:style-name="P33">8) Проверить, что цвет темы изменился на черный (светлый для светлой темы) в каждой вкладке;</text:p>
            <text:p text:style-name="P33">9) Повторить шаг 6-8 для светлой темы оформления;</text:p>
            <text:p text:style-name="P33">10) <text:span text:style-name="T33">Вернутся на основную страницу раздела «ещё»;</text:span></text:p>
            <text:p text:style-name="P33"><text:soft-page-break/>11) Нажать на клавишу «Контакты»;</text:p>
            <text:p text:style-name="P33">12) Проверить, что для каждого из нижеперечисленных карточек указан адрес и телефоны:</text:p>
            <text:p text:style-name="P33">- Центральный офис;</text:p>
            <text:p text:style-name="P33">- Адрес выдачи товара (Московская область);</text:p>
            <text:p text:style-name="P33">- Офис в Санкт-петербурге;</text:p>
            <text:p text:style-name="P14"><text:span text:style-name="T22">- Адрес выдачи товара (Новосибирск);</text:span></text:p>
            <text:p text:style-name="P33">- Адрес выдачи товара (Ростов-На-Дону);</text:p>
            <text:p text:style-name="P14"><text:span text:style-name="T22">- Адрес выдачи товара (Екатеринбург, Свердловская область);</text:span></text:p>
            <text:p text:style-name="P33">- Склад в Казахстане;</text:p>
            <text:p text:style-name="P34">13) <text:span text:style-name="T33">Вернутся на основную страницу раздела «ещё»;</text:span></text:p>
            <text:p text:style-name="P34">14) Проверить, что в памяти системы есть 5 Гб свободного места;</text:p>
            <text:p text:style-name="P34">14) Скачать каталог с помощью кнопки «скачать каталог»;</text:p>
            <text:p text:style-name="P34">15) С помощью настроек телефона перевести его в режим «полет»;</text:p>
            <text:p text:style-name="P34">16) выйти из приложения, остановив его работу через диспетчер задач устройства;</text:p>
            <text:p text:style-name="P34">17) зайти в приложение;</text:p>
            <text:p text:style-name="P34">18) проверить оффлайн-каталог с помощью « test case 03»;</text:p>
            <text:p text:style-name="P33"/>
          </table:table-cell>
          <table:table-cell table:style-name="Таблица1.B9">
            <text:p text:style-name="P4"/>
          </table:table-cell>
          <table:table-cell table:style-name="Таблица1.B9" office:value-type="float" office:value="0">
            <text:p text:style-name="P34">Личный кабинет пользователя запускается;</text:p>
            <text:p text:style-name="P34">Темы оформления изменяются в соответствии с выбранным цветом;</text:p>
            <text:p text:style-name="P34">В разделе контакты отображается вся информация для связи с каждой из точек в списке; Каталог скачивается, не приводя к ошибке, в режиме полета, согласно test case 03 раздел каталог отображается верно;</text:p>
          </table:table-cell>
        </table:table-row>
      </table:table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ru" number:country="RU">
      <number:number number:min-integer-digits="1"/>
    </number:number-style>
    <number:text-style style:name="N20100" number:language="ru" number:country="RU">
      <number:text-content/>
    </number:text-style>
    <style:style style:name="Академичный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Академичный.2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Академичный.3" style:family="table-cell" style:data-style-name="N20100">
      <style:table-cell-properties fo:padding="0cm" fo:padding-left="0cm" fo:padding-right="0cm" fo:padding-top="0cm" fo:padding-bottom="0cm"/>
    </style:style>
    <style:style style:name="Академичный.4" style:family="table-cell" style:data-style-name="N20000">
      <style:table-cell-properties fo:padding="0cm" fo:padding-left="0cm" fo:padding-right="0cm" fo:padding-top="0cm" fo:padding-bottom="0cm"/>
    </style:style>
    <style:style style:name="Академичный.5" style:family="table-cell" style:data-style-name="N20000">
      <style:table-cell-properties fo:padding="0cm" fo:padding-left="0cm" fo:padding-right="0cm" fo:padding-top="0cm" fo:padding-bottom="0cm"/>
    </style:style>
    <style:style style:name="Академичный.6" style:family="table-cell" style:data-style-name="N20100">
      <style:table-cell-properties fo:padding="0cm" fo:padding-left="0cm" fo:padding-right="0cm" fo:padding-top="0cm" fo:padding-bottom="0cm"/>
    </style:style>
    <style:style style:name="Академичный.7" style:family="table-cell" style:data-style-name="N20000">
      <style:table-cell-properties fo:padding="0cm" fo:padding-left="0cm" fo:padding-right="0cm" fo:padding-top="0cm" fo:padding-bottom="0cm"/>
    </style:style>
    <style:style style:name="Академичный.8" style:family="table-cell" style:data-style-name="N20000">
      <style:table-cell-properties fo:padding="0cm" fo:padding-left="0cm" fo:padding-right="0cm" fo:padding-top="0cm" fo:padding-bottom="0cm"/>
    </style:style>
    <style:style style:name="Академичный.9" style:family="table-cell" style:data-style-name="N20000">
      <style:table-cell-properties fo:padding="0cm" fo:padding-left="0cm" fo:padding-right="0cm" fo:padding-top="0cm" fo:padding-bottom="0cm"/>
    </style:style>
    <style:style style:name="Академичный.10" style:family="table-cell" style:data-style-name="N20000">
      <style:table-cell-properties fo:padding="0cm" fo:padding-left="0cm" fo:padding-right="0cm" fo:padding-top="0cm" fo:padding-bottom="0cm"/>
    </style:style>
    <style:style style:name="Академичный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Академичный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Академичный.13" style:family="table-cell" style:data-style-name="N20100">
      <style:table-cell-properties fo:border-bottom="0.74pt solid #000000" fo:padding="0cm" fo:padding-left="0cm" fo:padding-right="0cm" fo:padding-top="0cm" fo:padding-bottom="0cm"/>
    </style:style>
    <style:style style:name="Академичный.14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Академичный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Академичный.16" style:family="table-cell" style:data-style-name="N2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Академичный.1"/>
      <table:last-row table:style-name="Академичный.2"/>
      <table:first-column table:style-name="Академичный.3"/>
      <table:last-column table:style-name="Академичный.4"/>
      <table:body table:style-name="Академичный.9"/>
      <table:even-rows table:style-name="Академичный.5"/>
      <table:odd-rows table:style-name="Академичный.6"/>
      <table:even-columns table:style-name="Академичный.7"/>
      <table:odd-columns table:style-name="Академичный.8"/>
      <table:background table:style-name="Академичный.10"/>
      <loext:first-row-even-column table:style-name="Академичный.15"/>
      <loext:last-row-even-column table:style-name="Академичный.16"/>
      <loext:first-row-end-column table:style-name="Академичный.12"/>
      <loext:first-row-start-column table:style-name="Академичный.11"/>
      <loext:last-row-end-column table:style-name="Академичный.14"/>
      <loext:last-row-start-column table:style-name="Академичный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1:43:06.359421902</meta:creation-date>
    <dc:date>2021-07-22T12:55:33.123569843</dc:date>
    <meta:editing-duration>P1DT20H3M20S</meta:editing-duration>
    <meta:editing-cycles>6</meta:editing-cycles>
    <meta:generator>LibreOffice/6.4.7.2$Linux_X86_64 LibreOffice_project/40$Build-2</meta:generator>
    <meta:document-statistic meta:table-count="1" meta:image-count="0" meta:object-count="0" meta:page-count="5" meta:paragraph-count="142" meta:word-count="1318" meta:character-count="8723" meta:non-whitespace-character-count="7533"/>
  </office:meta>
</office:document-meta>
</file>